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14pt" style:font-size-asian="14pt" style:font-size-complex="14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Segoe UI" style:font-name-asian="Segoe UI" style:font-name-complex="Segoe UI" fo:font-size="14pt" style:font-size-asian="14pt" style:font-size-complex="14p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 Light" style:font-name-asian="Calibri Light" style:font-name-complex="Calibri Light" fo:font-size="12pt" style:font-size-asian="12pt" style:font-size-complex="12pt"/>
    </style:style>
    <style:style style:name="ce6" style:family="table-cell" style:parent-style-name="Default" style:data-style-name="N0">
      <style:text-properties style:font-name="Calibri Light" style:font-name-asian="Calibri Light" style:font-name-complex="Calibri Light" fo:font-size="12pt" style:font-size-asian="12pt" style:font-size-complex="12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4197916666667cm"/>
    </style:style>
    <style:style style:name="co3" style:family="table-column">
      <style:table-column-properties fo:break-before="auto" style:column-width="1.5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utpu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1" table:default-cell-style-name="ce1"/>
        <table:table-column table:style-name="co1" table:number-columns-repeated="16356" table:default-cell-style-name="ce1"/>
        <table:table-row table:style-name="ro1">
          <table:table-cell/>
          <table:table-cell office:value-type="string" office:string-value="[&quot;Head&quot;, 0, 5560, 35, 25, 25, 25, 25, 0, 100]," table:formula="of:=COM.MICROSOFT.CONCAT([.D1:.AB1])" table:style-name="ce1">
            <text:p>["Head", 0, 5560, 35, 25, 25, 25, 25, 0, 100],</text:p>
          </table:table-cell>
          <table:table-cell office:value-type="string" table:style-name="ce1">
            <text:p>[<text:s/></text:p>
          </table:table-cell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ead" table:formula="of:=[Input_Kiranico.A1]" table:style-name="ce4">
            <text:p>Head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55" table:formula="of:=[Input_Kiranico.C1]" table:style-name="ce5">
            <text:p>55</text:p>
          </table:table-cell>
          <table:table-cell table:style-name="ce1"/>
          <table:table-cell office:value-type="float" office:value="60" table:formula="of:=[Input_Kiranico.D1]" table:style-name="ce5">
            <text:p>60</text:p>
          </table:table-cell>
          <table:table-cell office:value-type="string" table:style-name="ce4">
            <text:p>,<text:s/></text:p>
          </table:table-cell>
          <table:table-cell office:value-type="float" office:value="35" table:formula="of:=[Input_Kiranico.E1]" table:style-name="ce5">
            <text:p>3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1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1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1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1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100" table:formula="of:=[Input_Kiranico.K1]" table:style-name="ce5">
            <text:p>100</text:p>
          </table:table-cell>
          <table:table-cell office:value-type="string" table:style-name="ce6">
            <text:p>],</text:p>
          </table:table-cell>
          <table:table-cell table:style-name="ce1"/>
          <table:table-cell office:value-type="string" office:string-value="Head" table:formula="of:=[Input_Kiranico.A1:.K1]" table:number-matrix-columns-spanned="11" table:number-matrix-rows-spanned="1" table:style-name="ce1">
            <text:p>Head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44"/>
        </table:table-row>
        <table:table-row table:style-name="ro1">
          <table:table-cell/>
          <table:table-cell office:value-type="string" office:string-value="[&quot;Head&quot;, 1, 5560, 35, 25, 25, 25, 25, 0, 100]," table:formula="of:=COM.MICROSOFT.CONCAT([.D2:.AB2])" table:style-name="ce1">
            <text:p>["Head", 1, 5560, 35, 25, 25, 25, 25, 0, 10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ead" table:formula="of:=[Input_Kiranico.A2]" table:style-name="ce4">
            <text:p>Head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2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55" table:formula="of:=[Input_Kiranico.C2]" table:style-name="ce5">
            <text:p>55</text:p>
          </table:table-cell>
          <table:table-cell table:style-name="ce1"/>
          <table:table-cell office:value-type="float" office:value="60" table:formula="of:=[Input_Kiranico.D2]" table:style-name="ce5">
            <text:p>60</text:p>
          </table:table-cell>
          <table:table-cell office:value-type="string" table:style-name="ce4">
            <text:p>,<text:s/></text:p>
          </table:table-cell>
          <table:table-cell office:value-type="float" office:value="35" table:formula="of:=[Input_Kiranico.E2]" table:style-name="ce5">
            <text:p>3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2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2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2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2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100" table:formula="of:=[Input_Kiranico.K2]" table:style-name="ce5">
            <text:p>10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Head&quot;, 2, 5762, 35, 0, 0, 0, 0, 0, 100]," table:formula="of:=COM.MICROSOFT.CONCAT([.D3:.AB3])" table:style-name="ce1">
            <text:p>["Head", 2, 5762, 35, 0, 0, 0, 0, 0, 10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ead" table:formula="of:=[Input_Kiranico.A3]" table:style-name="ce4">
            <text:p>Head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3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57" table:formula="of:=[Input_Kiranico.C3]" table:style-name="ce5">
            <text:p>57</text:p>
          </table:table-cell>
          <table:table-cell table:style-name="ce1"/>
          <table:table-cell office:value-type="float" office:value="62" table:formula="of:=[Input_Kiranico.D3]" table:style-name="ce5">
            <text:p>62</text:p>
          </table:table-cell>
          <table:table-cell office:value-type="string" table:style-name="ce4">
            <text:p>,<text:s/></text:p>
          </table:table-cell>
          <table:table-cell office:value-type="float" office:value="35" table:formula="of:=[Input_Kiranico.E3]" table:style-name="ce5">
            <text:p>3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100" table:formula="of:=[Input_Kiranico.K3]" table:style-name="ce5">
            <text:p>10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Head&quot;, 3, 5762, 35, 0, 0, 0, 0, 0, 100]," table:formula="of:=COM.MICROSOFT.CONCAT([.D4:.AB4])" table:style-name="ce1">
            <text:p>["Head", 3, 5762, 35, 0, 0, 0, 0, 0, 10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ead" table:formula="of:=[Input_Kiranico.A4]" table:style-name="ce4">
            <text:p>Head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4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57" table:formula="of:=[Input_Kiranico.C4]" table:style-name="ce5">
            <text:p>57</text:p>
          </table:table-cell>
          <table:table-cell table:style-name="ce1"/>
          <table:table-cell office:value-type="float" office:value="62" table:formula="of:=[Input_Kiranico.D4]" table:style-name="ce5">
            <text:p>62</text:p>
          </table:table-cell>
          <table:table-cell office:value-type="string" table:style-name="ce4">
            <text:p>,<text:s/></text:p>
          </table:table-cell>
          <table:table-cell office:value-type="float" office:value="35" table:formula="of:=[Input_Kiranico.E4]" table:style-name="ce5">
            <text:p>3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100" table:formula="of:=[Input_Kiranico.K4]" table:style-name="ce5">
            <text:p>10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Neck&quot;, 0, 4030, 15, 25, 25, 25, 25, 0, 0]," table:formula="of:=COM.MICROSOFT.CONCAT([.D5:.AB5])" table:style-name="ce1">
            <text:p>["Neck", 0, 4030, 15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Neck" table:formula="of:=[Input_Kiranico.A5]" table:style-name="ce4">
            <text:p>Neck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5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40" table:formula="of:=[Input_Kiranico.C5]" table:style-name="ce5">
            <text:p>40</text:p>
          </table:table-cell>
          <table:table-cell table:style-name="ce1"/>
          <table:table-cell office:value-type="float" office:value="30" table:formula="of:=[Input_Kiranico.D5]" table:style-name="ce5">
            <text:p>3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E5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5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5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Neck&quot;, 1, 4030, 15, 25, 25, 25, 25, 0, 0]," table:formula="of:=COM.MICROSOFT.CONCAT([.D6:.AB6])" table:style-name="ce1">
            <text:p>["Neck", 1, 4030, 15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Neck" table:formula="of:=[Input_Kiranico.A6]" table:style-name="ce4">
            <text:p>Neck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6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40" table:formula="of:=[Input_Kiranico.C6]" table:style-name="ce5">
            <text:p>40</text:p>
          </table:table-cell>
          <table:table-cell table:style-name="ce1"/>
          <table:table-cell office:value-type="float" office:value="30" table:formula="of:=[Input_Kiranico.D6]" table:style-name="ce5">
            <text:p>3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E6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6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6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6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6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6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Neck&quot;, 2, 4030, 20, 0, 0, 0, 0, 0, 0]," table:formula="of:=COM.MICROSOFT.CONCAT([.D7:.AB7])" table:style-name="ce1">
            <text:p>["Neck", 2, 4030, 2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Neck" table:formula="of:=[Input_Kiranico.A7]" table:style-name="ce4">
            <text:p>Neck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7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40" table:formula="of:=[Input_Kiranico.C7]" table:style-name="ce5">
            <text:p>40</text:p>
          </table:table-cell>
          <table:table-cell table:style-name="ce1"/>
          <table:table-cell office:value-type="float" office:value="30" table:formula="of:=[Input_Kiranico.D7]" table:style-name="ce5">
            <text:p>3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7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7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Neck&quot;, 3, 4030, 20, 0, 0, 0, 0, 0, 0]," table:formula="of:=COM.MICROSOFT.CONCAT([.D8:.AB8])" table:style-name="ce1">
            <text:p>["Neck", 3, 4030, 2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Neck" table:formula="of:=[Input_Kiranico.A8]" table:style-name="ce4">
            <text:p>Neck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8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40" table:formula="of:=[Input_Kiranico.C8]" table:style-name="ce5">
            <text:p>40</text:p>
          </table:table-cell>
          <table:table-cell table:style-name="ce1"/>
          <table:table-cell office:value-type="float" office:value="30" table:formula="of:=[Input_Kiranico.D8]" table:style-name="ce5">
            <text:p>3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8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8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Body&quot;, 0, 3025, 10, 20, 20, 20, 20, 0, 0]," table:formula="of:=COM.MICROSOFT.CONCAT([.D9:.AB9])" table:style-name="ce1">
            <text:p>["Body", 0, 3025, 10, 20, 20, 20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Body" table:formula="of:=[Input_Kiranico.A9]" table:style-name="ce4">
            <text:p>Body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9]" table:style-name="ce5">
            <text:p>30</text:p>
          </table:table-cell>
          <table:table-cell table:style-name="ce1"/>
          <table:table-cell office:value-type="float" office:value="25" table:formula="of:=[Input_Kiranico.D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9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F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G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H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9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Body&quot;, 1, 3025, 10, 20, 20, 20, 20, 0, 0]," table:formula="of:=COM.MICROSOFT.CONCAT([.D10:.AB10])" table:style-name="ce1">
            <text:p>["Body", 1, 3025, 10, 20, 20, 20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Body" table:formula="of:=[Input_Kiranico.A10]" table:style-name="ce4">
            <text:p>Body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10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10]" table:style-name="ce5">
            <text:p>30</text:p>
          </table:table-cell>
          <table:table-cell table:style-name="ce1"/>
          <table:table-cell office:value-type="float" office:value="25" table:formula="of:=[Input_Kiranico.D1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10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F1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G1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H1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1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0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Body&quot;, 2, 3025, 10, 0, 0, 0, 0, 0, 0]," table:formula="of:=COM.MICROSOFT.CONCAT([.D11:.AB11])" table:style-name="ce1">
            <text:p>["Body", 2, 3025, 1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Body" table:formula="of:=[Input_Kiranico.A11]" table:style-name="ce4">
            <text:p>Body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11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11]" table:style-name="ce5">
            <text:p>30</text:p>
          </table:table-cell>
          <table:table-cell table:style-name="ce1"/>
          <table:table-cell office:value-type="float" office:value="25" table:formula="of:=[Input_Kiranico.D11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11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1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1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1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1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1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Body&quot;, 3, 3025, 10, 0, 0, 0, 0, 0, 0]," table:formula="of:=COM.MICROSOFT.CONCAT([.D12:.AB12])" table:style-name="ce1">
            <text:p>["Body", 3, 3025, 1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Body" table:formula="of:=[Input_Kiranico.A12]" table:style-name="ce4">
            <text:p>Body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12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12]" table:style-name="ce5">
            <text:p>30</text:p>
          </table:table-cell>
          <table:table-cell table:style-name="ce1"/>
          <table:table-cell office:value-type="float" office:value="25" table:formula="of:=[Input_Kiranico.D12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12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1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1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1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1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2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Wingarm&quot;, 0, 4545, 45, 15, 15, 15, 15, 0, 0]," table:formula="of:=COM.MICROSOFT.CONCAT([.D13:.AB13])" table:style-name="ce1">
            <text:p>["Wingarm", 0, 4545, 45, 15, 15, 15, 1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arm" table:formula="of:=[Input_Kiranico.A13]" table:style-name="ce4">
            <text:p>Wingarm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1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13]" table:style-name="ce5">
            <text:p>45</text:p>
          </table:table-cell>
          <table:table-cell table:style-name="ce1"/>
          <table:table-cell office:value-type="float" office:value="45" table:formula="of:=[Input_Kiranico.D13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E13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13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G13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H13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I13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3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Wingarm&quot;, 1, 4545, 45, 15, 15, 15, 15, 0, 0]," table:formula="of:=COM.MICROSOFT.CONCAT([.D14:.AB14])" table:style-name="ce1">
            <text:p>["Wingarm", 1, 4545, 45, 15, 15, 15, 1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arm" table:formula="of:=[Input_Kiranico.A14]" table:style-name="ce4">
            <text:p>Wingarm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14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14]" table:style-name="ce5">
            <text:p>45</text:p>
          </table:table-cell>
          <table:table-cell table:style-name="ce1"/>
          <table:table-cell office:value-type="float" office:value="45" table:formula="of:=[Input_Kiranico.D14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E14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14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G14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H14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I14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4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Wingarm&quot;, 2, 4545, 45, 15, 15, 15, 15, 0, 0]," table:formula="of:=COM.MICROSOFT.CONCAT([.D15:.AB15])" table:style-name="ce1">
            <text:p>["Wingarm", 2, 4545, 45, 15, 15, 15, 1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arm" table:formula="of:=[Input_Kiranico.A15]" table:style-name="ce4">
            <text:p>Wingarm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15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15]" table:style-name="ce5">
            <text:p>45</text:p>
          </table:table-cell>
          <table:table-cell table:style-name="ce1"/>
          <table:table-cell office:value-type="float" office:value="45" table:formula="of:=[Input_Kiranico.D15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E15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15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G15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H15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I15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5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5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Wingarm&quot;, 3, 4545, 45, 15, 15, 15, 15, 0, 0]," table:formula="of:=COM.MICROSOFT.CONCAT([.D16:.AB16])" table:style-name="ce1">
            <text:p>["Wingarm", 3, 4545, 45, 15, 15, 15, 1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arm" table:formula="of:=[Input_Kiranico.A16]" table:style-name="ce4">
            <text:p>Wingarm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16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16]" table:style-name="ce5">
            <text:p>45</text:p>
          </table:table-cell>
          <table:table-cell table:style-name="ce1"/>
          <table:table-cell office:value-type="float" office:value="45" table:formula="of:=[Input_Kiranico.D16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E16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16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G16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H16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I16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6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office:string-value="[&quot;Foreleg&quot;, 0, 2524, 25, 25, 25, 25, 25, 0, 0]," table:formula="of:=COM.MICROSOFT.CONCAT([.D17:.AB17])" table:style-name="ce1">
            <text:p>["Foreleg", 0, 2524, 25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Foreleg" table:formula="of:=[Input_Kiranico.A17]" table:style-name="ce4">
            <text:p>Fore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1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17]" table:style-name="ce5">
            <text:p>25</text:p>
          </table:table-cell>
          <table:table-cell table:style-name="ce1"/>
          <table:table-cell office:value-type="float" office:value="24" table:formula="of:=[Input_Kiranico.D17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E17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17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17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17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17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7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Foreleg&quot;, 1, 2524, 25, 25, 25, 25, 25, 0, 0]," table:formula="of:=COM.MICROSOFT.CONCAT([.D18:.AB18])" table:style-name="ce1">
            <text:p>["Foreleg", 1, 2524, 25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Foreleg" table:formula="of:=[Input_Kiranico.A18]" table:style-name="ce4">
            <text:p>Fore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18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18]" table:style-name="ce5">
            <text:p>25</text:p>
          </table:table-cell>
          <table:table-cell table:style-name="ce1"/>
          <table:table-cell office:value-type="float" office:value="24" table:formula="of:=[Input_Kiranico.D18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E18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18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18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18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18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8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Foreleg&quot;, 2, 2524, 25, 25, 25, 25, 25, 0, 0]," table:formula="of:=COM.MICROSOFT.CONCAT([.D19:.AB19])" table:style-name="ce1">
            <text:p>["Foreleg", 2, 2524, 25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Foreleg" table:formula="of:=[Input_Kiranico.A19]" table:style-name="ce4">
            <text:p>Fore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19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19]" table:style-name="ce5">
            <text:p>25</text:p>
          </table:table-cell>
          <table:table-cell table:style-name="ce1"/>
          <table:table-cell office:value-type="float" office:value="24" table:formula="of:=[Input_Kiranico.D19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E1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1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1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1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1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1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19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Foreleg&quot;, 3, 2524, 25, 25, 25, 25, 25, 0, 0]," table:formula="of:=COM.MICROSOFT.CONCAT([.D20:.AB20])" table:style-name="ce1">
            <text:p>["Foreleg", 3, 2524, 25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Foreleg" table:formula="of:=[Input_Kiranico.A20]" table:style-name="ce4">
            <text:p>Fore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20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20]" table:style-name="ce5">
            <text:p>25</text:p>
          </table:table-cell>
          <table:table-cell table:style-name="ce1"/>
          <table:table-cell office:value-type="float" office:value="24" table:formula="of:=[Input_Kiranico.D20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E2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2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2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2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2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0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Hind Leg&quot;, 0, 2524, 20, 15, 15, 15, 15, 0, 0]," table:formula="of:=COM.MICROSOFT.CONCAT([.D21:.AB21])" table:style-name="ce1">
            <text:p>["Hind Leg", 0, 2524, 20, 15, 15, 15, 1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ind Leg" table:formula="of:=[Input_Kiranico.A21]" table:style-name="ce4">
            <text:p>Hind 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2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21]" table:style-name="ce5">
            <text:p>25</text:p>
          </table:table-cell>
          <table:table-cell table:style-name="ce1"/>
          <table:table-cell office:value-type="float" office:value="24" table:formula="of:=[Input_Kiranico.D21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21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21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G21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H21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I21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1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Hind Leg&quot;, 1, 2524, 20, 15, 15, 15, 15, 0, 0]," table:formula="of:=COM.MICROSOFT.CONCAT([.D22:.AB22])" table:style-name="ce1">
            <text:p>["Hind Leg", 1, 2524, 20, 15, 15, 15, 1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ind Leg" table:formula="of:=[Input_Kiranico.A22]" table:style-name="ce4">
            <text:p>Hind 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22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22]" table:style-name="ce5">
            <text:p>25</text:p>
          </table:table-cell>
          <table:table-cell table:style-name="ce1"/>
          <table:table-cell office:value-type="float" office:value="24" table:formula="of:=[Input_Kiranico.D22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22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22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G22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H22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I22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2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Hind Leg&quot;, 2, 2524, 40, 0, 0, 0, 0, 0, 0]," table:formula="of:=COM.MICROSOFT.CONCAT([.D23:.AB23])" table:style-name="ce1">
            <text:p>["Hind Leg", 2, 2524, 4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ind Leg" table:formula="of:=[Input_Kiranico.A23]" table:style-name="ce4">
            <text:p>Hind 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23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23]" table:style-name="ce5">
            <text:p>25</text:p>
          </table:table-cell>
          <table:table-cell table:style-name="ce1"/>
          <table:table-cell office:value-type="float" office:value="24" table:formula="of:=[Input_Kiranico.D23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40" table:formula="of:=[Input_Kiranico.E23]" table:style-name="ce5">
            <text:p>4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2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2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2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2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3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Hind Leg&quot;, 3, 2524, 40, 0, 0, 0, 0, 0, 0]," table:formula="of:=COM.MICROSOFT.CONCAT([.D24:.AB24])" table:style-name="ce1">
            <text:p>["Hind Leg", 3, 2524, 4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Hind Leg" table:formula="of:=[Input_Kiranico.A24]" table:style-name="ce4">
            <text:p>Hind Le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24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C24]" table:style-name="ce5">
            <text:p>25</text:p>
          </table:table-cell>
          <table:table-cell table:style-name="ce1"/>
          <table:table-cell office:value-type="float" office:value="24" table:formula="of:=[Input_Kiranico.D24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40" table:formula="of:=[Input_Kiranico.E24]" table:style-name="ce5">
            <text:p>4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2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2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2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2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4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Wing&quot;, 0, 2245, 10, 25, 25, 25, 25, 0, 0]," table:formula="of:=COM.MICROSOFT.CONCAT([.D25:.AB25])" table:style-name="ce1">
            <text:p>["Wing", 0, 2245, 10, 25, 25, 25, 25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" table:formula="of:=[Input_Kiranico.A25]" table:style-name="ce4">
            <text:p>Win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25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22" table:formula="of:=[Input_Kiranico.C25]" table:style-name="ce5">
            <text:p>22</text:p>
          </table:table-cell>
          <table:table-cell table:style-name="ce1"/>
          <table:table-cell office:value-type="float" office:value="45" table:formula="of:=[Input_Kiranico.D25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25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F2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2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2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I2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5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5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Wing&quot;, 1, 6470, 45, 0, 0, 0, 0, 0, 0]," table:formula="of:=COM.MICROSOFT.CONCAT([.D26:.AB26])" table:style-name="ce1">
            <text:p>["Wing", 1, 6470, 45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" table:formula="of:=[Input_Kiranico.A26]" table:style-name="ce4">
            <text:p>Win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26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64" table:formula="of:=[Input_Kiranico.C26]" table:style-name="ce5">
            <text:p>64</text:p>
          </table:table-cell>
          <table:table-cell table:style-name="ce1"/>
          <table:table-cell office:value-type="float" office:value="70" table:formula="of:=[Input_Kiranico.D26]" table:style-name="ce5">
            <text:p>70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E26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2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2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2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2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6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Wing&quot;, 2, 2245, 10, 0, 0, 0, 0, 0, 0]," table:formula="of:=COM.MICROSOFT.CONCAT([.D27:.AB27])" table:style-name="ce1">
            <text:p>["Wing", 2, 2245, 1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" table:formula="of:=[Input_Kiranico.A27]" table:style-name="ce4">
            <text:p>Win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27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22" table:formula="of:=[Input_Kiranico.C27]" table:style-name="ce5">
            <text:p>22</text:p>
          </table:table-cell>
          <table:table-cell table:style-name="ce1"/>
          <table:table-cell office:value-type="float" office:value="45" table:formula="of:=[Input_Kiranico.D27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27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2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2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2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2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7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Wing&quot;, 3, 6470, 45, 0, 0, 0, 0, 0, 0]," table:formula="of:=COM.MICROSOFT.CONCAT([.D28:.AB28])" table:style-name="ce1">
            <text:p>["Wing", 3, 6470, 45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Wing" table:formula="of:=[Input_Kiranico.A28]" table:style-name="ce4">
            <text:p>Wing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28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64" table:formula="of:=[Input_Kiranico.C28]" table:style-name="ce5">
            <text:p>64</text:p>
          </table:table-cell>
          <table:table-cell table:style-name="ce1"/>
          <table:table-cell office:value-type="float" office:value="70" table:formula="of:=[Input_Kiranico.D28]" table:style-name="ce5">
            <text:p>70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E28]" table:style-name="ce5">
            <text:p>45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2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2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2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2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8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Tail&quot;, 0, 4524, 20, 20, 20, 20, 20, 0, 0]," table:formula="of:=COM.MICROSOFT.CONCAT([.D29:.AB29])" table:style-name="ce1">
            <text:p>["Tail", 0, 4524, 20, 20, 20, 20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Tail" table:formula="of:=[Input_Kiranico.A29]" table:style-name="ce4">
            <text:p>Tail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2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29]" table:style-name="ce5">
            <text:p>45</text:p>
          </table:table-cell>
          <table:table-cell table:style-name="ce1"/>
          <table:table-cell office:value-type="float" office:value="24" table:formula="of:=[Input_Kiranico.D29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2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F2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G2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H2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29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2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29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Tail&quot;, 1, 4524, 20, 20, 20, 20, 20, 0, 0]," table:formula="of:=COM.MICROSOFT.CONCAT([.D30:.AB30])" table:style-name="ce1">
            <text:p>["Tail", 1, 4524, 20, 20, 20, 20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Tail" table:formula="of:=[Input_Kiranico.A30]" table:style-name="ce4">
            <text:p>Tail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30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30]" table:style-name="ce5">
            <text:p>45</text:p>
          </table:table-cell>
          <table:table-cell table:style-name="ce1"/>
          <table:table-cell office:value-type="float" office:value="24" table:formula="of:=[Input_Kiranico.D30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3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F3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G3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H3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0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0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Tail&quot;, 2, 4524, 20, 0, 0, 0, 0, 0, 0]," table:formula="of:=COM.MICROSOFT.CONCAT([.D31:.AB31])" table:style-name="ce1">
            <text:p>["Tail", 2, 4524, 2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Tail" table:formula="of:=[Input_Kiranico.A31]" table:style-name="ce4">
            <text:p>Tail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31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31]" table:style-name="ce5">
            <text:p>45</text:p>
          </table:table-cell>
          <table:table-cell table:style-name="ce1"/>
          <table:table-cell office:value-type="float" office:value="24" table:formula="of:=[Input_Kiranico.D31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31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3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3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3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3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1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1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Tail&quot;, 3, 4524, 20, 0, 0, 0, 0, 0, 0]," table:formula="of:=COM.MICROSOFT.CONCAT([.D32:.AB32])" table:style-name="ce1">
            <text:p>["Tail", 3, 4524, 2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Tail" table:formula="of:=[Input_Kiranico.A32]" table:style-name="ce4">
            <text:p>Tail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32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45" table:formula="of:=[Input_Kiranico.C32]" table:style-name="ce5">
            <text:p>45</text:p>
          </table:table-cell>
          <table:table-cell table:style-name="ce1"/>
          <table:table-cell office:value-type="float" office:value="24" table:formula="of:=[Input_Kiranico.D32]" table:style-name="ce5">
            <text:p>24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E32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3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3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3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3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2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2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 (Windsac)&quot;, 0, 8090, 50, 15, 25, 25, 20, 0, 0]," table:formula="of:=COM.MICROSOFT.CONCAT([.D33:.AB33])" table:style-name="ce1">
            <text:p>["Chest (Windsac)", 0, 8090, 50, 15, 25, 25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 (Windsac)" table:formula="of:=[Input_Kiranico.A33]" table:style-name="ce4">
            <text:p>Chest (Windsac)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3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80" table:formula="of:=[Input_Kiranico.C33]" table:style-name="ce5">
            <text:p>80</text:p>
          </table:table-cell>
          <table:table-cell table:style-name="ce1"/>
          <table:table-cell office:value-type="float" office:value="90" table:formula="of:=[Input_Kiranico.D33]" table:style-name="ce5">
            <text:p>90</text:p>
          </table:table-cell>
          <table:table-cell office:value-type="string" table:style-name="ce4">
            <text:p>,<text:s/></text:p>
          </table:table-cell>
          <table:table-cell office:value-type="float" office:value="50" table:formula="of:=[Input_Kiranico.E33]" table:style-name="ce5">
            <text:p>5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33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33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33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3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3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3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 (Windsac)&quot;, 1, 8090, 50, 15, 25, 25, 20, 0, 0]," table:formula="of:=COM.MICROSOFT.CONCAT([.D34:.AB34])" table:style-name="ce1">
            <text:p>["Chest (Windsac)", 1, 8090, 50, 15, 25, 25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 (Windsac)" table:formula="of:=[Input_Kiranico.A34]" table:style-name="ce4">
            <text:p>Chest (Windsac)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34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80" table:formula="of:=[Input_Kiranico.C34]" table:style-name="ce5">
            <text:p>80</text:p>
          </table:table-cell>
          <table:table-cell table:style-name="ce1"/>
          <table:table-cell office:value-type="float" office:value="90" table:formula="of:=[Input_Kiranico.D34]" table:style-name="ce5">
            <text:p>90</text:p>
          </table:table-cell>
          <table:table-cell office:value-type="string" table:style-name="ce4">
            <text:p>,<text:s/></text:p>
          </table:table-cell>
          <table:table-cell office:value-type="float" office:value="50" table:formula="of:=[Input_Kiranico.E34]" table:style-name="ce5">
            <text:p>5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34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34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34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4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4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4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 (Windsac)&quot;, 2, 8090, 50, 15, 25, 25, 20, 0, 0]," table:formula="of:=COM.MICROSOFT.CONCAT([.D35:.AB35])" table:style-name="ce1">
            <text:p>["Chest (Windsac)", 2, 8090, 50, 15, 25, 25, 20, 0, 0],</text:p>
          </table:table-cell>
          <table:table-cell office:value-type="string" table:style-name="ce1">
            <text:p>[<text:s/></text:p>
          </table:table-cell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 (Windsac)" table:formula="of:=[Input_Kiranico.A35]" table:style-name="ce4">
            <text:p>Chest (Windsac)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35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80" table:formula="of:=[Input_Kiranico.C35]" table:style-name="ce5">
            <text:p>80</text:p>
          </table:table-cell>
          <table:table-cell table:style-name="ce1"/>
          <table:table-cell office:value-type="float" office:value="90" table:formula="of:=[Input_Kiranico.D35]" table:style-name="ce5">
            <text:p>90</text:p>
          </table:table-cell>
          <table:table-cell office:value-type="string" table:style-name="ce4">
            <text:p>,<text:s/></text:p>
          </table:table-cell>
          <table:table-cell office:value-type="float" office:value="50" table:formula="of:=[Input_Kiranico.E35]" table:style-name="ce5">
            <text:p>5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35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3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35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5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5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5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 (Windsac)&quot;, 3, 8090, 50, 15, 25, 25, 20, 0, 0]," table:formula="of:=COM.MICROSOFT.CONCAT([.D36:.AB36])" table:style-name="ce1">
            <text:p>["Chest (Windsac)", 3, 8090, 50, 15, 25, 25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 (Windsac)" table:formula="of:=[Input_Kiranico.A36]" table:style-name="ce4">
            <text:p>Chest (Windsac)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36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80" table:formula="of:=[Input_Kiranico.C36]" table:style-name="ce5">
            <text:p>80</text:p>
          </table:table-cell>
          <table:table-cell table:style-name="ce1"/>
          <table:table-cell office:value-type="float" office:value="90" table:formula="of:=[Input_Kiranico.D36]" table:style-name="ce5">
            <text:p>90</text:p>
          </table:table-cell>
          <table:table-cell office:value-type="string" table:style-name="ce4">
            <text:p>,<text:s/></text:p>
          </table:table-cell>
          <table:table-cell office:value-type="float" office:value="50" table:formula="of:=[Input_Kiranico.E36]" table:style-name="ce5">
            <text:p>50</text:p>
          </table:table-cell>
          <table:table-cell office:value-type="string" table:style-name="ce4">
            <text:p>,<text:s/></text:p>
          </table:table-cell>
          <table:table-cell office:value-type="float" office:value="15" table:formula="of:=[Input_Kiranico.F36]" table:style-name="ce5">
            <text:p>1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G36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5" table:formula="of:=[Input_Kiranico.H36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6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6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6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&quot;, 0, 3025, 10, 20, 20, 20, 20, 0, 0]," table:formula="of:=COM.MICROSOFT.CONCAT([.D37:.AB37])" table:style-name="ce1">
            <text:p>["Chest", 0, 3025, 10, 20, 20, 20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" table:formula="of:=[Input_Kiranico.A37]" table:style-name="ce4">
            <text:p>Chest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B3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37]" table:style-name="ce5">
            <text:p>30</text:p>
          </table:table-cell>
          <table:table-cell table:style-name="ce1"/>
          <table:table-cell office:value-type="float" office:value="25" table:formula="of:=[Input_Kiranico.D37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37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F37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G37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H37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7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7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7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&quot;, 1, 3025, 10, 20, 20, 20, 20, 0, 0]," table:formula="of:=COM.MICROSOFT.CONCAT([.D38:.AB38])" table:style-name="ce1">
            <text:p>["Chest", 1, 3025, 10, 20, 20, 20, 2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" table:formula="of:=[Input_Kiranico.A38]" table:style-name="ce4">
            <text:p>Chest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1" table:formula="of:=[Input_Kiranico.B38]" table:style-name="ce5">
            <text:p>1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38]" table:style-name="ce5">
            <text:p>30</text:p>
          </table:table-cell>
          <table:table-cell table:style-name="ce1"/>
          <table:table-cell office:value-type="float" office:value="25" table:formula="of:=[Input_Kiranico.D38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38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F38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G38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H38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20" table:formula="of:=[Input_Kiranico.I38]" table:style-name="ce5">
            <text:p>2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8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8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&quot;, 2, 3025, 10, 0, 0, 0, 0, 0, 0]," table:formula="of:=COM.MICROSOFT.CONCAT([.D39:.AB39])" table:style-name="ce1">
            <text:p>["Chest", 2, 3025, 1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" table:formula="of:=[Input_Kiranico.A39]" table:style-name="ce4">
            <text:p>Chest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2" table:formula="of:=[Input_Kiranico.B39]" table:style-name="ce5">
            <text:p>2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39]" table:style-name="ce5">
            <text:p>30</text:p>
          </table:table-cell>
          <table:table-cell table:style-name="ce1"/>
          <table:table-cell office:value-type="float" office:value="25" table:formula="of:=[Input_Kiranico.D39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39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3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3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3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3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39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39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office:string-value="[&quot;Chest&quot;, 3, 3025, 10, 0, 0, 0, 0, 0, 0]," table:formula="of:=COM.MICROSOFT.CONCAT([.D40:.AB40])" table:style-name="ce1">
            <text:p>["Chest", 3, 3025, 10, 0, 0, 0, 0, 0, 0],</text:p>
          </table:table-cell>
          <table:table-cell table:style-name="ce1"/>
          <table:table-cell office:value-type="string" table:style-name="ce1">
            <text:p>[</text:p>
          </table:table-cell>
          <table:table-cell office:value-type="string" table:style-name="ce1">
            <text:p>"</text:p>
          </table:table-cell>
          <table:table-cell office:value-type="string" office:string-value="Chest" table:formula="of:=[Input_Kiranico.A40]" table:style-name="ce4">
            <text:p>Chest</text:p>
          </table:table-cell>
          <table:table-cell office:value-type="string" table:style-name="ce1">
            <text:p>"</text:p>
          </table:table-cell>
          <table:table-cell office:value-type="string" table:style-name="ce4">
            <text:p>,<text:s/></text:p>
          </table:table-cell>
          <table:table-cell office:value-type="float" office:value="3" table:formula="of:=[Input_Kiranico.B40]" table:style-name="ce5">
            <text:p>3</text:p>
          </table:table-cell>
          <table:table-cell office:value-type="string" table:style-name="ce4">
            <text:p>,<text:s/></text:p>
          </table:table-cell>
          <table:table-cell office:value-type="float" office:value="30" table:formula="of:=[Input_Kiranico.C40]" table:style-name="ce5">
            <text:p>30</text:p>
          </table:table-cell>
          <table:table-cell table:style-name="ce1"/>
          <table:table-cell office:value-type="float" office:value="25" table:formula="of:=[Input_Kiranico.D40]" table:style-name="ce5">
            <text:p>25</text:p>
          </table:table-cell>
          <table:table-cell office:value-type="string" table:style-name="ce4">
            <text:p>,<text:s/></text:p>
          </table:table-cell>
          <table:table-cell office:value-type="float" office:value="10" table:formula="of:=[Input_Kiranico.E40]" table:style-name="ce5">
            <text:p>1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F4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G4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H4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I4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J40]" table:style-name="ce5">
            <text:p>0</text:p>
          </table:table-cell>
          <table:table-cell office:value-type="string" table:style-name="ce4">
            <text:p>,<text:s/></text:p>
          </table:table-cell>
          <table:table-cell office:value-type="float" office:value="0" table:formula="of:=[Input_Kiranico.K40]" table:style-name="ce5">
            <text:p>0</text:p>
          </table:table-cell>
          <table:table-cell office:value-type="string" table:style-name="ce6">
            <text:p>],</text:p>
          </table:table-cell>
          <table:table-cell table:number-columns-repeated="16356"/>
        </table:table-row>
        <table:table-row table:number-rows-repeated="8" table:style-name="ro1">
          <table:table-cell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style-name="ce1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56"/>
        </table:table-row>
        <table:table-row table:number-rows-repeated="8" table:style-name="ro1">
          <table:table-cell table:number-columns-repeated="5"/>
          <table:table-cell table:style-name="ce4"/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style-name="ce1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56"/>
        </table:table-row>
        <table:table-row table:number-rows-repeated="1048520" table:style-name="ro2">
          <table:table-cell table:number-columns-repeated="16384"/>
        </table:table-row>
      </table:table>
      <table:table table:name="Input_Kiranico" table:style-name="ta2">
        <table:table-column table:style-name="co1" table:number-columns-repeated="16384" table:default-cell-style-name="ce1"/>
        <table:table-row table:style-name="ro3">
          <table:table-cell office:value-type="string" table:style-name="ce2">
            <text:p>Head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60" table:style-name="ce3">
            <text:p>60</text:p>
          </table:table-cell>
          <table:table-cell office:value-type="float" office:value="35" table:style-name="ce3">
            <text:p>3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ead</text:p>
          </table:table-cell>
          <table:table-cell office:value-type="float" office:value="1" table:style-name="ce3">
            <text:p>1</text:p>
          </table:table-cell>
          <table:table-cell office:value-type="float" office:value="55" table:style-name="ce3">
            <text:p>55</text:p>
          </table:table-cell>
          <table:table-cell office:value-type="float" office:value="60" table:style-name="ce3">
            <text:p>60</text:p>
          </table:table-cell>
          <table:table-cell office:value-type="float" office:value="35" table:style-name="ce3">
            <text:p>3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ead</text:p>
          </table:table-cell>
          <table:table-cell office:value-type="float" office:value="2" table:style-name="ce3">
            <text:p>2</text:p>
          </table:table-cell>
          <table:table-cell office:value-type="float" office:value="57" table:style-name="ce3">
            <text:p>57</text:p>
          </table:table-cell>
          <table:table-cell office:value-type="float" office:value="62" table:style-name="ce3">
            <text:p>62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ead</text:p>
          </table:table-cell>
          <table:table-cell office:value-type="float" office:value="3" table:style-name="ce3">
            <text:p>3</text:p>
          </table:table-cell>
          <table:table-cell office:value-type="float" office:value="57" table:style-name="ce3">
            <text:p>57</text:p>
          </table:table-cell>
          <table:table-cell office:value-type="float" office:value="62" table:style-name="ce3">
            <text:p>62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eck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eck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eck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eck</text:p>
          </table:table-cell>
          <table:table-cell office:value-type="float" office:value="3" table:style-name="ce3">
            <text:p>3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ody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ody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ody</text:p>
          </table:table-cell>
          <table:table-cell office:value-type="float" office:value="2" table:style-name="ce3">
            <text:p>2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ody</text:p>
          </table:table-cell>
          <table:table-cell office:value-type="float" office:value="3" table:style-name="ce3">
            <text:p>3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arm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arm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arm</text:p>
          </table:table-cell>
          <table:table-cell office:value-type="float" office:value="2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arm</text:p>
          </table:table-cell>
          <table:table-cell office:value-type="float" office:value="3" table:style-name="ce3">
            <text:p>3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oreleg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oreleg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oreleg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oreleg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ind Leg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ind Leg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ind Leg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Hind Leg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45" table:style-name="ce3">
            <text:p>45</text:p>
          </table:table-cell>
          <table:table-cell office:value-type="float" office:value="10" table:style-name="ce3">
            <text:p>1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</text:p>
          </table:table-cell>
          <table:table-cell office:value-type="float" office:value="1" table:style-name="ce3">
            <text:p>1</text:p>
          </table:table-cell>
          <table:table-cell office:value-type="float" office:value="64" table:style-name="ce3">
            <text:p>64</text:p>
          </table:table-cell>
          <table:table-cell office:value-type="float" office:value="70" table:style-name="ce3">
            <text:p>7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45" table:style-name="ce3">
            <text:p>4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ng</text:p>
          </table:table-cell>
          <table:table-cell office:value-type="float" office:value="3" table:style-name="ce3">
            <text:p>3</text:p>
          </table:table-cell>
          <table:table-cell office:value-type="float" office:value="64" table:style-name="ce3">
            <text:p>64</text:p>
          </table:table-cell>
          <table:table-cell office:value-type="float" office:value="70" table:style-name="ce3">
            <text:p>7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il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il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il</text:p>
          </table:table-cell>
          <table:table-cell office:value-type="float" office:value="2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il</text:p>
          </table:table-cell>
          <table:table-cell office:value-type="float" office:value="3" table:style-name="ce3">
            <text:p>3</text:p>
          </table:table-cell>
          <table:table-cell office:value-type="float" office:value="45" table:style-name="ce3">
            <text:p>45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 (Windsac)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 (Windsac)</text:p>
          </table:table-cell>
          <table:table-cell office:value-type="float" office:value="1" table:style-name="ce3">
            <text:p>1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 (Windsac)</text:p>
          </table:table-cell>
          <table:table-cell office:value-type="float" office:value="2" table:style-name="ce3">
            <text:p>2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 (Windsac)</text:p>
          </table:table-cell>
          <table:table-cell office:value-type="float" office:value="3" table:style-name="ce3">
            <text:p>3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</text:p>
          </table:table-cell>
          <table:table-cell office:value-type="float" office:value="2" table:style-name="ce3">
            <text:p>2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est</text:p>
          </table:table-cell>
          <table:table-cell office:value-type="float" office:value="3" table:style-name="ce3">
            <text:p>3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/>
        </table:table-row>
        <table:table-row table:number-rows-repeated="1048536" table:style-name="ro2">
          <table:table-cell table:number-columns-repeated="16384"/>
        </table:table-row>
      </table:table>
      <table:table table:name="Rampage_Skills" table:style-name="ta2">
        <table:table-column table:style-name="co1" table:number-columns-repeated="16384" table:default-cell-style-name="ce1"/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Anti-Aerial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Anti-Aerial&quot;," table:formula="of:=COM.MICROSOFT.CONCAT([.A1:.D1])" table:style-name="ce1">
            <text:p>"Anti-Aerial",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Anti-Aquatic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Anti-Aquatic&quot;," table:formula="of:=COM.MICROSOFT.CONCAT([.A2:.D2])" table:style-name="ce1">
            <text:p>"Anti-Aquatic",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Anti-Wyvern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Anti-Wyvern&quot;," table:formula="of:=COM.MICROSOFT.CONCAT([.A3:.D3])" table:style-name="ce1">
            <text:p>"Anti-Wyvern",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Dulling Strik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Dulling Strike&quot;," table:formula="of:=COM.MICROSOFT.CONCAT([.A4:.D4])" table:style-name="ce1">
            <text:p>"Dulling Strike",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Brutal Strike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Brutal Strike&quot;," table:formula="of:=COM.MICROSOFT.CONCAT([.A5:.D5])" table:style-name="ce1">
            <text:p>"Brutal Strike",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Element Exploi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Element Exploit&quot;," table:formula="of:=COM.MICROSOFT.CONCAT([.A6:.D6])" table:style-name="ce1">
            <text:p>"Element Exploit",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"</text:p>
          </table:table-cell>
          <table:table-cell office:value-type="string" table:style-name="ce1">
            <text:p>Silkbind Boost</text:p>
          </table:table-cell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2" table:style-name="ce1"/>
          <table:table-cell office:value-type="string" office:string-value="&quot;Silkbind Boost&quot;," table:formula="of:=COM.MICROSOFT.CONCAT([.A7:.D7])" table:style-name="ce1">
            <text:p>"Silkbind Boost",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"</text:p>
          </table:table-cell>
          <table:table-cell office:value-type="string" table:style-name="ce1">
            <text:p>,</text:p>
          </table:table-cell>
          <table:table-cell table:number-columns-repeated="1638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Malte</meta:initial-creator>
    <dc:creator>Malte</dc:creator>
    <meta:creation-date>2021-07-07T22:36:29Z</meta:creation-date>
    <dc:date>2021-07-10T00:14:44Z</dc:date>
    <meta:editing-duration>PT0S</meta:editing-duration>
  </office:meta>
</office:document-meta>
</file>